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9cm" fo:min-width="5.45cm"/>
    </style:style>
    <style:style style:name="gr3" style:family="graphic" style:parent-style-name="standard">
      <style:graphic-properties svg:stroke-width="0.152cm" svg:stroke-color="#aea79f" draw:fill="solid" draw:fill-color="#9999ff" draw:textarea-horizontal-align="justify" draw:textarea-vertical-align="middle" draw:auto-grow-height="false" fo:padding-top="0.201cm" fo:padding-bottom="0.201cm" fo:padding-left="0.326cm" fo:padding-right="0.326cm" draw:shadow="visible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 draw:shadow="visible"/>
    </style:style>
    <style:style style:name="gr5" style:family="graphic" style:parent-style-name="standard">
      <style:graphic-properties svg:stroke-width="0.152cm" svg:stroke-color="#aea79f" draw:fill="solid" draw:fill-color="#336699" draw:textarea-horizontal-align="justify" draw:textarea-vertical-align="middle" draw:auto-grow-height="false" fo:padding-top="0.201cm" fo:padding-bottom="0.201cm" fo:padding-left="0.326cm" fo:padding-right="0.326cm" draw:shadow="visible"/>
    </style:style>
    <style:style style:name="gr6" style:family="graphic" style:parent-style-name="standard">
      <style:graphic-properties svg:stroke-width="0.152cm" svg:stroke-color="#aea79f" draw:fill="solid" draw:fill-color="#330066" draw:textarea-horizontal-align="justify" draw:textarea-vertical-align="middle" draw:auto-grow-height="false" fo:padding-top="0.201cm" fo:padding-bottom="0.201cm" fo:padding-left="0.326cm" fo:padding-right="0.326cm" draw:shadow="visible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 draw:shadow="hidden"/>
    </style:style>
    <style:style style:name="gr8" style:family="graphic" style:parent-style-name="standard">
      <style:graphic-properties svg:stroke-width="0.152cm" svg:stroke-color="#aea79f" draw:fill="solid" draw:fill-color="#000066" draw:textarea-horizontal-align="justify" draw:textarea-vertical-align="middle" draw:auto-grow-height="false" fo:padding-top="0.201cm" fo:padding-bottom="0.201cm" fo:padding-left="0.326cm" fo:padding-right="0.326cm" draw:shadow="hidden"/>
    </style:style>
    <style:style style:name="gr9" style:family="graphic" style:parent-style-name="standard">
      <style:graphic-properties svg:stroke-color="#ccffcc" draw:fill="solid" draw:fill-color="#aea79f" draw:textarea-horizontal-align="justify" draw:textarea-vertical-align="middle" draw:auto-grow-height="false"/>
    </style:style>
    <style:style style:name="gr10" style:family="graphic" style:parent-style-name="standard">
      <style:graphic-properties svg:stroke-color="#ff420e" draw:fill="solid" draw:fill-color="#aea79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1cm" fo:min-width="4.7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8cm" fo:min-width="0cm"/>
    </style:style>
    <style:style style:name="gr15" style:family="graphic" style:parent-style-name="objectwithoutfill">
      <style:graphic-properties svg:stroke-width="0.305cm" svg:stroke-color="#ff420e" draw:marker-start-width="0.352cm" draw:marker-end="Arrow" draw:marker-end-width="0.761cm" draw:fill="none" draw:fill-color="#aea79f" draw:textarea-vertical-align="middle" fo:padding-top="0.276cm" fo:padding-bottom="0.276cm" fo:padding-left="0.401cm" fo:padding-right="0.401cm"/>
    </style:style>
    <style:style style:name="gr16" style:family="graphic" style:parent-style-name="objectwithoutfill">
      <style:graphic-properties svg:stroke-width="0.305cm" svg:stroke-color="#77216f" draw:marker-start-width="0.352cm" draw:marker-end="Arrow" draw:marker-end-width="0.761cm" draw:fill="none" draw:fill-color="#aea79f" draw:textarea-vertical-align="middle" fo:padding-top="0.276cm" fo:padding-bottom="0.276cm" fo:padding-left="0.401cm" fo:padding-right="0.401cm"/>
    </style:style>
    <style:style style:name="gr17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false" fo:min-height="1.402cm" fo:min-width="2.14cm" fo:padding-top="0.226cm" fo:padding-bottom="0.226cm" fo:padding-left="0.351cm" fo:padding-right="0.351cm"/>
    </style:style>
    <style:style style:name="gr18" style:family="graphic" style:parent-style-name="standard">
      <style:graphic-properties svg:stroke-width="0.152cm" svg:stroke-color="#ccffcc" draw:marker-start-width="0.124cm" draw:marker-end-width="0.124cm" draw:fill="solid" draw:fill-color="#aea79f" draw:textarea-horizontal-align="justify" draw:textarea-vertical-align="middle" draw:auto-grow-height="fals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051cm" svg:stroke-color="#ccffcc" draw:fill="none" draw:fill-color="#aea79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313cm" fo:min-width="0.964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075cm" fo:min-width="5.616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cm" fo:min-width="5.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5cm" fo:min-width="4.799cm"/>
    </style:style>
    <style:style style:name="gr24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false" fo:min-height="1.38cm" fo:min-width="2.14cm" fo:padding-top="0.226cm" fo:padding-bottom="0.226cm" fo:padding-left="0.351cm" fo:padding-right="0.351cm"/>
    </style:style>
    <style:style style:name="gr25" style:family="graphic" style:parent-style-name="standard">
      <style:graphic-properties svg:stroke-width="0.254cm" svg:stroke-color="#ff420e" draw:marker-start-width="0.58cm" draw:marker-end-width="0.58cm" draw:fill="solid" draw:fill-color="#aea79f" draw:textarea-horizontal-align="justify" draw:textarea-vertical-align="middle" draw:auto-grow-height="false" fo:padding-top="0.251cm" fo:padding-bottom="0.251cm" fo:padding-left="0.376cm" fo:padding-right="0.3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2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059cm" fo:min-width="6.00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059cm" fo:min-width="5.252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059cm" fo:min-width="5.309cm" fo:padding-top="0.15cm" fo:padding-bottom="0.15cm" fo:padding-left="0.275cm" fo:padding-right="0.275cm"/>
    </style:style>
    <style:style style:name="gr30" style:family="graphic" style:parent-style-name="standard">
      <style:graphic-properties svg:stroke-color="#ff420e" draw:fill="solid" draw:fill-color="#aea79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7cm" fo:min-width="0cm"/>
    </style:style>
    <style:style style:name="gr32" style:family="graphic" style:parent-style-name="objectwithoutfill">
      <style:graphic-properties svg:stroke-width="1.27cm" svg:stroke-color="#ff420e" draw:marker-start-width="1.792cm" draw:marker-end="Arrow" draw:marker-end-width="2.201cm" draw:fill="none" draw:fill-color="#aea79f" draw:textarea-vertical-align="middle" fo:padding-top="0.751cm" fo:padding-bottom="0.751cm" fo:padding-left="0.876cm" fo:padding-right="0.876cm"/>
    </style:style>
    <style:style style:name="gr33" style:family="graphic" style:parent-style-name="objectwithoutfill">
      <style:graphic-properties svg:stroke-width="1.524cm" svg:stroke-color="#77216f" draw:marker-start-width="2.171cm" draw:marker-end="Arrow" draw:marker-end-width="2.58cm" draw:fill="none" draw:fill-color="#aea79f" draw:textarea-vertical-align="middle" fo:padding-top="0.876cm" fo:padding-bottom="0.876cm" fo:padding-left="1.001cm" fo:padding-right="1.001cm"/>
    </style:style>
    <style:style style:name="gr3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svg:stroke-width="0.152cm" svg:stroke-color="#aea79f" draw:fill="solid" draw:fill-color="#ffffff" draw:textarea-horizontal-align="justify" draw:textarea-vertical-align="middle" draw:auto-grow-height="false" fo:padding-top="0.201cm" fo:padding-bottom="0.201cm" fo:padding-left="0.326cm" fo:padding-right="0.326cm" draw:shadow="hidden"/>
    </style:style>
    <style:style style:name="gr3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11cm" fo:min-width="0cm" fo:padding-top="0.201cm" fo:padding-bottom="0.201cm" fo:padding-left="0.326cm" fo:padding-right="0.326cm" draw:shadow="hidden"/>
    </style:style>
    <style:style style:name="gr37" style:family="graphic" style:parent-style-name="objectwithoutfill">
      <style:graphic-properties svg:stroke-width="5.004cm" svg:stroke-color="#729fcf" draw:marker-start-width="7.356cm" draw:marker-end="Arrow" draw:marker-end-width="7.765cm" draw:fill="none" draw:fill-color="#aea79f" draw:textarea-vertical-align="middle" fo:padding-top="2.581cm" fo:padding-bottom="2.581cm" fo:padding-left="2.706cm" fo:padding-right="2.706cm"/>
    </style:style>
    <style:style style:name="gr38" style:family="graphic" style:parent-style-name="standard">
      <style:graphic-properties draw:stroke="none" svg:stroke-width="0.254cm" svg:stroke-color="#000000" draw:marker-start-width="0.352cm" draw:marker-end-width="0.352cm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  <style:text-properties style:font-name="Droid Sans Mon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4pt" fo:text-shadow="1pt 1pt" fo:font-weight="bold" style:font-size-asian="44pt" style:font-weight-asian="bold" style:font-size-complex="44pt" style:font-weight-complex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4pt" style:font-size-asian="34pt" style:font-size-complex="34pt"/>
    </style:style>
    <style:style style:name="P13" style:family="paragraph">
      <style:text-properties fo:font-size="80pt" style:font-size-asian="80pt" style:font-size-complex="8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style:text-properties fo:font-size="60pt" style:font-size-asian="60pt" style:font-size-complex="60pt"/>
    </style:style>
    <style:style style:name="P17" style:family="paragraph">
      <style:text-properties style:font-name="Droid Sans Mono" fo:font-size="28pt" style:font-size-asian="28pt" style:font-size-complex="28pt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Droid Sans Mono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4pt" style:font-size-asian="34pt" style:font-size-complex="34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style:font-name="Droid Sans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94cm" svg:height="17.395cm" svg:x="1.584cm" svg:y="2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333cm" svg:height="4.929cm" svg:x="6.64cm" svg:y="1.969cm">
          <draw:text-box>
            <text:p><text:span text:style-name="T1">DEVICE</text:span></text:p>
            <text:p><text:span text:style-name="T2"/></text:p>
          </draw:text-box>
        </draw:frame>
        <draw:custom-shape draw:style-name="gr3" draw:text-style-name="P1" draw:layer="layout" svg:width="13.716cm" svg:height="14.097cm" svg:x="2.286cm" svg:y="4.4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3" draw:layer="layout" svg:width="5.662cm" svg:height="2.143cm" svg:x="5.842cm" svg:y="15.621cm">
          <draw:text-box>
            <text:p><text:span text:style-name="T3">EPOLL</text:span></text:p>
          </draw:text-box>
        </draw:frame>
        <draw:custom-shape draw:style-name="gr5" draw:text-style-name="P4" draw:layer="layout" svg:width="11.303cm" svg:height="2.125cm" svg:x="3.048cm" svg:y="8.162cm">
          <text:p text:style-name="P4"><text:span text:style-name="T4">tick_f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4" draw:layer="layout" svg:width="11.303cm" svg:height="2.125cm" svg:x="2.794cm" svg:y="5.783cm">
          <text:p text:style-name="P4"><text:span text:style-name="T4">term_f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draw:layer="layout" svg:width="10.414cm" svg:height="4.318cm" svg:x="3.81cm" svg:y="11.17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7" draw:text-style-name="P5" draw:layer="layout" svg:width="6.606cm" svg:height="2.461cm" svg:x="5.332cm" svg:y="12.271cm">
          <draw:text-box>
            <text:p text:style-name="P5"><text:span text:style-name="T5">INTERFACES'</text:span></text:p>
            <text:p text:style-name="P5"><text:span text:style-name="T5">FDS</text:span></text:p>
          </draw:text-box>
        </draw:frame>
        <draw:frame draw:style-name="gr7" draw:text-style-name="P6" draw:layer="layout" svg:width="6.441cm" svg:height="1.982cm" svg:x="18.669cm" svg:y="5.207cm">
          <draw:text-box>
            <text:p><text:span text:style-name="T6">THREAD</text:span></text:p>
          </draw:text-box>
        </draw:frame>
        <draw:custom-shape draw:style-name="gr8" draw:text-style-name="P7" draw:layer="layout" svg:width="8.636cm" svg:height="11.003cm" svg:x="18.542cm" svg:y="8.509cm">
          <text:p text:style-name="P7"><text:span text:style-name="T2">DEV (Union):</text:span></text:p>
          <text:p text:style-name="P7"><text:span text:style-name="T2">- router</text:span></text:p>
          <text:p text:style-name="P7"><text:span text:style-name="T2">-hos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</draw:page>
      <draw:page draw:name="page2" draw:style-name="dp1" draw:master-page-name="Default">
        <draw:custom-shape draw:style-name="gr1" draw:text-style-name="P1" draw:layer="layout" svg:width="18.811cm" svg:height="17.395cm" svg:x="1.508cm" svg:y="2.24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333cm" svg:height="4.929cm" svg:x="6.564cm" svg:y="1.969cm">
          <draw:text-box>
            <text:p><text:span text:style-name="T1">DEVICE</text:span></text:p>
            <text:p><text:span text:style-name="T2"/></text:p>
          </draw:text-box>
        </draw:frame>
        <draw:custom-shape draw:style-name="gr9" draw:text-style-name="P1" draw:layer="layout" svg:width="17.597cm" svg:height="11.326cm" svg:x="2.722cm" svg:y="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237cm" svg:height="2.225cm" svg:x="17.082cm" svg:y="6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237cm" svg:height="2.427cm" svg:x="17.082cm" svg:y="11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237cm" svg:height="2.429cm" svg:x="17.082cm" svg:y="8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7.421cm" svg:height="2.161cm" svg:x="2.924cm" svg:y="4.519cm">
          <draw:text-box>
            <text:p text:style-name="P8"><text:span text:style-name="T7">ROUTER</text:span></text:p>
          </draw:text-box>
        </draw:frame>
        <draw:frame draw:style-name="gr12" draw:text-style-name="P6" draw:layer="layout" svg:width="2.747cm" svg:height="1.916cm" svg:x="17.369cm" svg:y="6.138cm">
          <draw:text-box>
            <text:p text:style-name="P6"><text:span text:style-name="T6">IF0</text:span></text:p>
          </draw:text-box>
        </draw:frame>
        <draw:frame draw:style-name="gr13" draw:text-style-name="P6" draw:layer="layout" svg:width="2.747cm" svg:height="1.919cm" svg:x="17.369cm" svg:y="8.564cm">
          <draw:text-box>
            <text:p text:style-name="P6"><text:span text:style-name="T6">IF1</text:span></text:p>
          </draw:text-box>
        </draw:frame>
        <draw:frame draw:style-name="gr14" draw:text-style-name="P6" draw:layer="layout" svg:width="2.747cm" svg:height="1.918cm" svg:x="17.167cm" svg:y="11.299cm">
          <draw:text-box>
            <text:p text:style-name="P6"><text:span text:style-name="T6">IF2</text:span></text:p>
          </draw:text-box>
        </draw:frame>
        <draw:line draw:style-name="gr15" draw:text-style-name="P1" draw:layer="layout" svg:x1="20.319cm" svg:y1="6.947cm" svg:x2="26.51cm" svg:y2="6.947cm">
          <text:p/>
        </draw:line>
        <draw:line draw:style-name="gr15" draw:text-style-name="P1" draw:layer="layout" svg:x1="20.319cm" svg:y1="9.576cm" svg:x2="26.51cm" svg:y2="9.576cm">
          <text:p/>
        </draw:line>
        <draw:line draw:style-name="gr15" draw:text-style-name="P1" draw:layer="layout" svg:x1="20.319cm" svg:y1="12.206cm" svg:x2="26.51cm" svg:y2="12.206cm">
          <text:p/>
        </draw:line>
        <draw:line draw:style-name="gr16" draw:text-style-name="P1" draw:layer="layout" svg:x1="26.51cm" svg:y1="7.554cm" svg:x2="20.319cm" svg:y2="7.554cm">
          <text:p/>
        </draw:line>
        <draw:line draw:style-name="gr16" draw:text-style-name="P1" draw:layer="layout" svg:x1="26.51cm" svg:y1="10.183cm" svg:x2="20.319cm" svg:y2="10.183cm">
          <text:p/>
        </draw:line>
        <draw:line draw:style-name="gr16" draw:text-style-name="P1" draw:layer="layout" svg:x1="26.543cm" svg:y1="12.812cm" svg:x2="20.352cm" svg:y2="12.812cm">
          <text:p/>
        </draw:line>
        <draw:frame draw:style-name="gr17" draw:text-style-name="P9" draw:layer="layout" svg:width="3.979cm" svg:height="1.854cm" svg:x="15.262cm" svg:y="2.651cm">
          <draw:text-box>
            <text:p text:style-name="P9"><text:span text:style-name="T8">thread</text:span></text:p>
          </draw:text-box>
        </draw:frame>
        <draw:custom-shape draw:style-name="gr18" draw:text-style-name="P1" draw:layer="layout" svg:width="3.639cm" svg:height="5.97cm" svg:x="3.734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3.733cm" svg:y1="9.853cm" svg:x2="7.373cm" svg:y2="9.853cm">
          <text:p/>
        </draw:line>
        <draw:line draw:style-name="gr19" draw:text-style-name="P1" draw:layer="layout" svg:x1="3.734cm" svg:y1="10.655cm" svg:x2="7.374cm" svg:y2="10.655cm">
          <text:p/>
        </draw:line>
        <draw:line draw:style-name="gr19" draw:text-style-name="P1" draw:layer="layout" svg:x1="3.734cm" svg:y1="11.458cm" svg:x2="7.374cm" svg:y2="11.458cm">
          <text:p/>
        </draw:line>
        <draw:line draw:style-name="gr19" draw:text-style-name="P1" draw:layer="layout" svg:x1="3.734cm" svg:y1="12.375cm" svg:x2="7.374cm" svg:y2="12.375cm">
          <text:p/>
        </draw:line>
        <draw:line draw:style-name="gr19" draw:text-style-name="P1" draw:layer="layout" svg:x1="3.734cm" svg:y1="13.521cm" svg:x2="7.374cm" svg:y2="13.521cm">
          <text:p/>
        </draw:line>
        <draw:line draw:style-name="gr19" draw:text-style-name="P1" draw:layer="layout" svg:x1="3.734cm" svg:y1="14.438cm" svg:x2="7.374cm" svg:y2="14.438cm">
          <text:p/>
        </draw:line>
        <draw:frame draw:style-name="gr20" draw:layer="layout" svg:width="2.119cm" svg:height="1.613cm" svg:x="4.372cm" svg:y="7.589cm">
          <draw:text-box>
            <text:p>FT</text:p>
          </draw:text-box>
        </draw:frame>
        <draw:frame draw:style-name="gr21" draw:layer="layout" svg:width="6.166cm" svg:height="1.375cm" svg:x="8.607cm" svg:y="7.277cm">
          <draw:text-box>
            <text:p>- process time</text:p>
          </draw:text-box>
        </draw:frame>
      </draw:page>
      <draw:page draw:name="page3" draw:style-name="dp1" draw:master-page-name="Default">
        <draw:custom-shape draw:style-name="gr1" draw:text-style-name="P1" draw:layer="layout" svg:width="18.586cm" svg:height="17.187cm" svg:x="1.558cm" svg:y="2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" draw:layer="layout" svg:width="8.233cm" svg:height="4.87cm" svg:x="6.554cm" svg:y="1.97cm">
          <draw:text-box>
            <text:p><text:span text:style-name="T1">DEVICE</text:span></text:p>
            <text:p><text:span text:style-name="T2"/></text:p>
          </draw:text-box>
        </draw:frame>
        <draw:custom-shape draw:style-name="gr9" draw:text-style-name="P1" draw:layer="layout" svg:width="17.387cm" svg:height="11.191cm" svg:x="2.801cm" svg:y="4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layout" svg:width="7.332cm" svg:height="2.135cm" svg:x="2.965cm" svg:y="4.162cm">
          <draw:text-box>
            <text:p text:style-name="P10"><text:span text:style-name="T9">HOST</text:span></text:p>
          </draw:text-box>
        </draw:frame>
        <draw:frame draw:style-name="gr24" draw:text-style-name="P11" draw:layer="layout" svg:width="3.931cm" svg:height="1.832cm" svg:x="15.148cm" svg:y="2.644cm">
          <draw:text-box>
            <text:p text:style-name="P11"><text:span text:style-name="T10">thread</text:span></text:p>
          </draw:text-box>
        </draw:frame>
        <draw:custom-shape draw:style-name="gr25" draw:text-style-name="P1" draw:layer="layout" svg:width="3.198cm" svg:height="2.199cm" svg:x="16.935cm" svg:y="8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2.714cm" svg:height="1.894cm" svg:x="17.34cm" svg:y="8.403cm">
          <draw:text-box>
            <text:p text:style-name="P2"><text:span text:style-name="T2">IF0</text:span></text:p>
          </draw:text-box>
        </draw:frame>
        <draw:line draw:style-name="gr15" draw:text-style-name="P1" draw:layer="layout" svg:x1="20.254cm" svg:y1="9.202cm" svg:x2="26.371cm" svg:y2="9.202cm">
          <text:p/>
        </draw:line>
        <draw:line draw:style-name="gr16" draw:text-style-name="P1" draw:layer="layout" svg:x1="26.371cm" svg:y1="9.802cm" svg:x2="20.254cm" svg:y2="9.802cm">
          <text:p/>
        </draw:line>
        <draw:frame draw:style-name="gr27" draw:text-style-name="P12" draw:layer="layout" svg:width="10.81cm" svg:height="1.643cm" svg:x="4.093cm" svg:y="8.555cm">
          <draw:text-box>
            <text:p text:style-name="P12"><text:span text:style-name="T11">* Router address</text:span></text:p>
          </draw:text-box>
        </draw:frame>
        <draw:frame draw:style-name="gr28" draw:text-style-name="P12" draw:layer="layout" svg:width="9.665cm" svg:height="1.643cm" svg:x="4.095cm" svg:y="10.064cm">
          <draw:text-box>
            <text:p text:style-name="P12"><text:span text:style-name="T11">* DNS address</text:span></text:p>
          </draw:text-box>
        </draw:frame>
        <draw:frame draw:style-name="gr29" draw:layer="layout" svg:width="8.27cm" svg:height="1.643cm" svg:x="4.093cm" svg:y="11.59cm">
          <draw:text-box>
            <text:p><text:span text:style-name="T11">* Application</text:span><text:tab/></text:p>
          </draw:text-box>
        </draw:frame>
      </draw:page>
      <draw:page draw:name="page4" draw:style-name="dp1" draw:master-page-name="Default">
        <draw:custom-shape draw:style-name="gr30" draw:text-style-name="P1" draw:layer="layout" svg:width="14.351cm" svg:height="17.272cm" svg:x="0.381cm" svg:y="0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3" draw:layer="layout" svg:width="3.683cm" svg:height="3.409cm" svg:x="5.842cm" svg:y="0.889cm">
          <draw:text-box>
            <text:p text:style-name="P13"><text:span text:style-name="T12">IF</text:span></text:p>
          </draw:text-box>
        </draw:frame>
        <draw:line draw:style-name="gr32" draw:text-style-name="P1" draw:layer="layout" svg:x1="15.508cm" svg:y1="7.874cm" svg:x2="26.417cm" svg:y2="7.874cm">
          <text:p/>
        </draw:line>
        <draw:line draw:style-name="gr33" draw:text-style-name="P1" draw:layer="layout" svg:x1="25.768cm" svg:y1="10.414cm" svg:x2="14.859cm" svg:y2="10.414cm">
          <text:p/>
        </draw:line>
        <draw:frame draw:style-name="gr34" draw:text-style-name="P14" draw:layer="layout" svg:width="6.072cm" svg:height="1.33cm" svg:x="17.653cm" svg:y="7.239cm">
          <draw:text-box>
            <text:p><text:span text:style-name="T5">WRITE_LINK</text:span></text:p>
          </draw:text-box>
        </draw:frame>
        <draw:frame draw:style-name="gr34" draw:text-style-name="P14" draw:layer="layout" svg:width="5.666cm" svg:height="1.33cm" svg:x="17.677cm" svg:y="9.846cm">
          <draw:text-box>
            <text:p><text:span text:style-name="T5">READ_LINK</text:span></text:p>
          </draw:text-box>
        </draw:frame>
        <draw:custom-shape draw:style-name="gr35" draw:text-style-name="P1" draw:layer="layout" svg:width="3.81cm" svg:height="7.239cm" svg:x="1.524cm" svg:y="7.62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36" draw:text-style-name="P15" draw:layer="layout" svg:width="4.515cm" svg:height="2.613cm" svg:x="1.143cm" svg:y="14.986cm">
          <draw:text-box>
            <text:p text:style-name="P1"><text:span text:style-name="T8">PACKET</text:span></text:p>
            <text:p text:style-name="P1"><text:span text:style-name="T8">QUEUE</text:span></text:p>
          </draw:text-box>
        </draw:frame>
        <draw:frame draw:style-name="gr7" draw:text-style-name="P14" draw:layer="layout" svg:width="3.821cm" svg:height="1.432cm" svg:x="9.895cm" svg:y="5.207cm">
          <draw:text-box>
            <text:p><text:span text:style-name="T5">* ADDR</text:span></text:p>
          </draw:text-box>
        </draw:frame>
      </draw:page>
      <draw:page draw:name="page5" draw:style-name="dp1" draw:master-page-name="Default">
        <draw:line draw:style-name="gr37" draw:text-style-name="P1" draw:layer="layout" svg:x1="2.032cm" svg:y1="8.509cm" svg:x2="27.305cm" svg:y2="8.509cm">
          <text:p text:style-name="P1"/>
          <text:p text:style-name="P1"/>
        </draw:line>
        <draw:frame draw:style-name="gr4" draw:text-style-name="P16" draw:layer="layout" svg:width="5.361cm" svg:height="2.77cm" svg:x="2.005cm" svg:y="6.755cm">
          <draw:text-box>
            <text:p><text:span text:style-name="T13">LINK</text:span></text:p>
          </draw:text-box>
        </draw:frame>
        <draw:frame draw:style-name="gr38" draw:text-style-name="P17" draw:layer="layout" svg:width="7.766cm" svg:height="5.011cm" svg:x="10.649cm" svg:y="6.038cm">
          <draw:text-box>
            <text:p text:style-name="P17"><text:span text:style-name="T14">- latency</text:span></text:p>
            <text:p text:style-name="P17"><text:span text:style-name="T14">- bandwidth</text:span></text:p>
            <text:p text:style-name="P17"><text:span text:style-name="T14">- packet_buf</text:span></text:p>
            <text:p text:style-name="P17"><text:span text:style-name="T14">- ef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37:34.333303344</meta:creation-date>
    <dc:date>2015-11-21T12:29:48.776349775</dc:date>
    <meta:editing-duration>PT20M52S</meta:editing-duration>
    <meta:editing-cycles>2</meta:editing-cycles>
    <meta:generator>LibreOffice/4.2.8.2$Linux_X86_64 LibreOffice_project/420m0$Build-2</meta:generator>
    <meta:document-statistic meta:object-count="60"/>
  </office:meta>
</office:document-meta>
</file>